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6" calcext:value-type="float">
            <text:p>115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225" calcext:value-type="float">
            <text:p>112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04" calcext:value-type="float">
            <text:p>115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227" calcext:value-type="float">
            <text:p>112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3" calcext:value-type="float">
            <text:p>115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228" calcext:value-type="float">
            <text:p>112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1501" calcext:value-type="float">
            <text:p>115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4" calcext:value-type="float">
            <text:p>115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217" calcext:value-type="float">
            <text:p>112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12" calcext:value-type="float">
            <text:p>115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219" calcext:value-type="float">
            <text:p>112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E8]" office:value-type="float" office:value="11511" calcext:value-type="float">
            <text:p>115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220" calcext:value-type="float">
            <text:p>112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1509" calcext:value-type="float">
            <text:p>115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1517" calcext:value-type="float">
            <text:p>115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214" calcext:value-type="float">
            <text:p>112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G7]" office:value-type="float" office:value="11519" calcext:value-type="float">
            <text:p>115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212" calcext:value-type="float">
            <text:p>112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G8]" office:value-type="float" office:value="11520" calcext:value-type="float">
            <text:p>115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211" calcext:value-type="float">
            <text:p>112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1522" calcext:value-type="float">
            <text:p>115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09" table:formula="of:=PadeA*100+['Cookie A'.I6]" office:value-type="float" office:value="11525" calcext:value-type="float">
            <text:p>115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206" calcext:value-type="float">
            <text:p>112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I7]" office:value-type="float" office:value="11527" calcext:value-type="float">
            <text:p>115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204" calcext:value-type="float">
            <text:p>112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I8]" office:value-type="float" office:value="11528" calcext:value-type="float">
            <text:p>115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201" calcext:value-type="float">
            <text:p>112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1530" calcext:value-type="float">
            <text:p>115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203" calcext:value-type="float">
            <text:p>112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style-name="ce109" table:formula="of:=PadeA*100+['Cookie A'.C12]" office:value-type="float" office:value="11500" calcext:value-type="float">
            <text:p>115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231" calcext:value-type="float">
            <text:p>112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C13]" office:value-type="float" office:value="11502" calcext:value-type="float">
            <text:p>115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229" calcext:value-type="float">
            <text:p>112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C14]" office:value-type="float" office:value="11505" calcext:value-type="float">
            <text:p>115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226" calcext:value-type="float">
            <text:p>112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1507" calcext:value-type="float">
            <text:p>115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224" calcext:value-type="float">
            <text:p>112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09" table:formula="of:=PadeA*100+['Cookie A'.E12]" office:value-type="float" office:value="11508" calcext:value-type="float">
            <text:p>115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223" calcext:value-type="float">
            <text:p>112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E13]" office:value-type="float" office:value="11510" calcext:value-type="float">
            <text:p>115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221" calcext:value-type="float">
            <text:p>112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E14]" office:value-type="float" office:value="11513" calcext:value-type="float">
            <text:p>115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218" calcext:value-type="float">
            <text:p>112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1515" calcext:value-type="float">
            <text:p>115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09" table:formula="of:=PadeA*100+['Cookie A'.G12]" office:value-type="float" office:value="11523" calcext:value-type="float">
            <text:p>115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208" calcext:value-type="float">
            <text:p>112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G13]" office:value-type="float" office:value="11521" calcext:value-type="float">
            <text:p>115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210" calcext:value-type="float">
            <text:p>112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G14]" office:value-type="float" office:value="11518" calcext:value-type="float">
            <text:p>115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213" calcext:value-type="float">
            <text:p>112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1516" calcext:value-type="float">
            <text:p>115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215" calcext:value-type="float">
            <text:p>112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09" table:formula="of:=PadeA*100+['Cookie A'.I12]" office:value-type="float" office:value="11531" calcext:value-type="float">
            <text:p>115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200" calcext:value-type="float">
            <text:p>112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I13]" office:value-type="float" office:value="11529" calcext:value-type="float">
            <text:p>115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202" calcext:value-type="float">
            <text:p>112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9" table:formula="of:=PadeA*100+['Cookie A'.I14]" office:value-type="float" office:value="11526" calcext:value-type="float">
            <text:p>115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207" calcext:value-type="float">
            <text:p>112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1524" calcext:value-type="float">
            <text:p>115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205" calcext:value-type="float">
            <text:p>112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306" calcext:value-type="float">
            <text:p>113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625" calcext:value-type="float">
            <text:p>116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304" calcext:value-type="float">
            <text:p>113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627" calcext:value-type="float">
            <text:p>116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303" calcext:value-type="float">
            <text:p>113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628" calcext:value-type="float">
            <text:p>116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301" calcext:value-type="float">
            <text:p>113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314" calcext:value-type="float">
            <text:p>113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617" calcext:value-type="float">
            <text:p>116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312" calcext:value-type="float">
            <text:p>113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619" calcext:value-type="float">
            <text:p>116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311" calcext:value-type="float">
            <text:p>113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620" calcext:value-type="float">
            <text:p>116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309" calcext:value-type="float">
            <text:p>113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317" calcext:value-type="float">
            <text:p>113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319" calcext:value-type="float">
            <text:p>113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320" calcext:value-type="float">
            <text:p>113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322" calcext:value-type="float">
            <text:p>113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325" calcext:value-type="float">
            <text:p>113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327" calcext:value-type="float">
            <text:p>113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328" calcext:value-type="float">
            <text:p>113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330" calcext:value-type="float">
            <text:p>113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601" calcext:value-type="float">
            <text:p>116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300" calcext:value-type="float">
            <text:p>113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31" calcext:value-type="float">
            <text:p>116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302" calcext:value-type="float">
            <text:p>113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9" calcext:value-type="float">
            <text:p>116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305" calcext:value-type="float">
            <text:p>113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24" calcext:value-type="float">
            <text:p>116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307" calcext:value-type="float">
            <text:p>113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626" calcext:value-type="float">
            <text:p>116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308" calcext:value-type="float">
            <text:p>113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23" calcext:value-type="float">
            <text:p>116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310" calcext:value-type="float">
            <text:p>113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21" calcext:value-type="float">
            <text:p>116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313" calcext:value-type="float">
            <text:p>113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18" calcext:value-type="float">
            <text:p>116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315" calcext:value-type="float">
            <text:p>113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323" calcext:value-type="float">
            <text:p>113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321" calcext:value-type="float">
            <text:p>113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318" calcext:value-type="float">
            <text:p>113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316" calcext:value-type="float">
            <text:p>113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613" calcext:value-type="float">
            <text:p>116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331" calcext:value-type="float">
            <text:p>113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329" calcext:value-type="float">
            <text:p>113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326" calcext:value-type="float">
            <text:p>113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5" calcext:value-type="float">
            <text:p>116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324" calcext:value-type="float">
            <text:p>113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7" calcext:value-type="float">
            <text:p>116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0:58:49.072539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8-05T00:59:39.321360177</dc:date>
    <meta:editing-duration>P1DT4H4M</meta:editing-duration>
    <meta:editing-cycles>139</meta:editing-cycles>
    <meta:generator>LibreOffice/4.2.5.2$Linux_X86_64 LibreOffice_project/420$Build-2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